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081bc" officeooo:paragraph-rsid="001081bc" style:font-size-asian="19.25pt" style:font-size-complex="22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officeooo:rsid="001081bc" officeooo:paragraph-rsid="001081bc" style:font-size-asian="10.5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officeooo:rsid="00124538" officeooo:paragraph-rsid="00124538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officeooo:rsid="0012f8b0" officeooo:paragraph-rsid="0012f8b0" style:font-size-asian="10.5pt" style:font-size-complex="12pt"/>
    </style:style>
    <style:style style:name="T1" style:family="text">
      <style:text-properties officeooo:rsid="0012453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isDesign</text:p>
      <text:list xml:id="list9012639095821209925" text:style-name="L1">
        <text:list-item>
          <text:p text:style-name="P2">Nettverk:</text:p>
          <text:list>
            <text:list-item>
              <text:p text:style-name="P2">Sendetype(faststørrelse, osv)</text:p>
            </text:list-item>
            <text:list-item>
              <text:p text:style-name="P2">UDP/TCP</text:p>
            </text:list-item>
            <text:list-item>
              <text:p text:style-name="P2">IM ALIVE-broadcast</text:p>
            </text:list-item>
            <text:list-item>
              <text:p text:style-name="P2">Velge meldingsformat</text:p>
            </text:list-item>
            <text:list-item>
              <text:p text:style-name="P2">Failsafe:</text:p>
              <text:list>
                <text:list-item>
                  <text:p text:style-name="P2">Hvis nettverksbrudd slave→ IM ALIVE brudd → Kjøre internkode<text:line-break/>→ Oppdatere heisnettverkinfo</text:p>
                </text:list-item>
                <text:list-item>
                  <text:p text:style-name="P2">Hvis nettverksbrudd master → IM ALIVE brudd → Velge ny master<text:line-break/>→ Nye master samler inn all køinformasjon</text:p>
                </text:list-item>
                <text:list-item>
                  <text:p text:style-name="P2">ACK, vil bekrefte at meldingen blir motatt korrekt. Hvis ikke, sendes meldingen på nytt.</text:p>
                </text:list-item>
                <text:list-item>
                  <text:p text:style-name="P2">Oppdaging og behandling av korrupte meldinger.</text:p>
                </text:list-item>
              </text:list>
            </text:list-item>
          </text:list>
        </text:list-item>
        <text:list-item>
          <text:p text:style-name="P2">Heis:</text:p>
          <text:list>
            <text:list-item>
              <text:p text:style-name="P2">Heis vil fortsette I en retning så lenge det finnes ordrer I køen I den retningen. Vil sjekke I køen I hver etasje om noen skal ut eller inn → stopp. <text:span text:style-name="T1">Tar kun med de som skal I samme kjøreretning. </text:span><text:s/></text:p>
            </text:list-item>
            <text:list-item>
              <text:p text:style-name="P3">Køen blir oppdatert internt av de indre knappene I heisen. </text:p>
            </text:list-item>
            <text:list-item>
              <text:p text:style-name="P3">Køen blir oppdatert eksternt av beslutningsmodulen I masterprosessen, fra ordrer fra de ytre knappene. </text:p>
            </text:list-item>
            <text:list-item>
              <text:p text:style-name="P3">Hardware behandles av egen tråd. </text:p>
            </text:list-item>
            <text:list-item>
              <text:p text:style-name="P3">Hardware sjekker alle knapper, sjekker alle sensorer, leser mld fra fsm, sender melding om status, sleep. </text:p>
            </text:list-item>
            <text:list-item>
              <text:p text:style-name="P3">Lys på når det legges inn I køen, lys av når det slettes.</text:p>
            </text:list-item>
            <text:list-item>
              <text:p text:style-name="P3">Kømodulen:</text:p>
              <text:list>
                <text:list-item>
                  <text:p text:style-name="P3">Benytter oss av array</text:p>
                </text:list-item>
                <text:list-item>
                  <text:p text:style-name="P4">RemoveOrder()</text:p>
                </text:list-item>
                <text:list-item>
                  <text:p text:style-name="P4">addOrder()</text:p>
                </text:list-item>
                <text:list-item>
                  <text:p text:style-name="P4">IsOrderBelow()</text:p>
                </text:list-item>
                <text:list-item>
                  <text:p text:style-name="P4">IsOrderAbove()</text:p>
                </text:list-item>
                <text:list-item>
                  <text:p text:style-name="P4">shouldStopOnFloor()</text:p>
                </text:list-item>
                <text:list-item>
                  <text:p text:style-name="P4">isEmpty()</text:p>
                </text:list-item>
              </text:list>
            </text:list-item>
            <text:list-item>
              <text:p text:style-name="P3">Failsafe:</text:p>
              <text:list>
                <text:list-item>
                  <text:p text:style-name="P4">Bruke “failsafe pair” reservekode, prøve å kjøre samme kode på nytt, hvis ikke kjør ned til trygg etasje. </text:p>
                </text:list-item>
                <text:list-item>
                  <text:p text:style-name="P4">Alltid lagre nåværende kø til fil</text:p>
                </text:list-item>
                <text:list-item>
                  <text:p text:style-name="P4">Trykke på to knapper samtidig?</text:p>
                </text:list-item>
                <text:list-item>
                  <text:p text:style-name="P4">prioritering av ordrer?</text:p>
                </text:list-item>
                <text:list-item>
                  <text:p text:style-name="P4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1:17:46.391431142</meta:creation-date>
    <dc:date>2017-01-18T12:00:00.491102605</dc:date>
    <meta:editing-duration>PT10M22S</meta:editing-duration>
    <meta:editing-cycles>1</meta:editing-cycles>
    <meta:document-statistic meta:table-count="0" meta:image-count="0" meta:object-count="0" meta:page-count="1" meta:paragraph-count="32" meta:word-count="234" meta:character-count="1330" meta:non-whitespace-character-count="1151"/>
    <meta:generator>LibreOffice/4.2.8.2$Linux_X86_64 LibreOffice_project/420m0$Build-2</meta:generator>
  </office:meta>
</office:document-meta>
</file>